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6">
      <style:text-properties style:use-window-font-color="true"/>
    </style:style>
    <style:style style:name="ce19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color="#ffffff"/>
    </style:style>
    <style:style style:name="ce8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6">
      <style:text-properties fo:color="#ffffff"/>
    </style:style>
    <style:style style:name="ce14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2-12-02" calcext:value-type="date">
            <text:p>2022-12-02</text:p>
          </table:table-cell>
          <table:table-cell table:style-name="ce12" office:value-type="float" office:value="1464.76" calcext:value-type="float">
            <text:p>$1,464.76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1-05" calcext:value-type="date">
            <text:p>2024-01-0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1-20" calcext:value-type="date">
            <text:p>2024-01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2-03" calcext:value-type="date">
            <text:p>2024-0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2-10" calcext:value-type="date">
            <text:p>2024-02-10</text:p>
          </table:table-cell>
          <table:table-cell table:style-name="ce12" office:value-type="float" office:value="1390" calcext:value-type="float">
            <text:p>$1,39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2-17" calcext:value-type="date">
            <text:p>2024-02-1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2-25" calcext:value-type="date">
            <text:p>2024-02-2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3-02" calcext:value-type="date">
            <text:p>2024-03-0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3-09" calcext:value-type="date">
            <text:p>2024-03-09</text:p>
          </table:table-cell>
          <table:table-cell table:style-name="ce12" office:value-type="float" office:value="1227" calcext:value-type="float">
            <text:p>$1,227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3-15" calcext:value-type="date">
            <text:p>2024-03-15</text:p>
          </table:table-cell>
          <table:table-cell table:style-name="ce12" office:value-type="float" office:value="4743.48" calcext:value-type="float">
            <text:p>$4,743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3-22" calcext:value-type="date">
            <text:p>2024-03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3-28" calcext:value-type="date">
            <text:p>2024-03-28</text:p>
          </table:table-cell>
          <table:table-cell table:style-name="ce12" office:value-type="float" office:value="5018.48" calcext:value-type="float">
            <text:p>$5,018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4-04" calcext:value-type="date">
            <text:p>2024-04-04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4-12" calcext:value-type="date">
            <text:p>2024-04-1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4-20" calcext:value-type="date">
            <text:p>2024-04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4-27" calcext:value-type="date">
            <text:p>2024-04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5-04" calcext:value-type="date">
            <text:p>2024-05-0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5-16" calcext:value-type="date">
            <text:p>2024-05-16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5-23" calcext:value-type="date">
            <text:p>2024-05-23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6-04" calcext:value-type="date">
            <text:p>2024-06-04</text:p>
          </table:table-cell>
          <table:table-cell table:style-name="ce12" office:value-type="float" office:value="1450.02" calcext:value-type="float">
            <text:p>$1,450.02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6-20" calcext:value-type="date">
            <text:p>2024-06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6-29" calcext:value-type="date">
            <text:p>2024-06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7-05" calcext:value-type="date">
            <text:p>2024-07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7-20" calcext:value-type="date">
            <text:p>2024-07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8-08" calcext:value-type="date">
            <text:p>2024-08-08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8-27" calcext:value-type="date">
            <text:p>2024-08-27</text:p>
          </table:table-cell>
          <table:table-cell table:style-name="ce12" office:value-type="float" office:value="1070.01" calcext:value-type="float">
            <text:p>$1,07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9-12" calcext:value-type="date">
            <text:p>2024-09-12</text:p>
          </table:table-cell>
          <table:table-cell table:style-name="ce12" office:value-type="float" office:value="1370" calcext:value-type="float">
            <text:p>$1,37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9-21" calcext:value-type="date">
            <text:p>2024-09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0-03" calcext:value-type="date">
            <text:p>2024-10-03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0-15" calcext:value-type="date">
            <text:p>2024-10-15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0-29" calcext:value-type="date">
            <text:p>2024-10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06" calcext:value-type="date">
            <text:p>2024-11-06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10" calcext:value-type="date">
            <text:p>2024-11-10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12" calcext:value-type="date">
            <text:p>2024-11-12</text:p>
          </table:table-cell>
          <table:table-cell table:style-name="ce12" office:value-type="float" office:value="1100.01" calcext:value-type="float">
            <text:p>$1,1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14" calcext:value-type="date">
            <text:p>2024-11-1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15" calcext:value-type="date">
            <text:p>2024-11-15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16" calcext:value-type="date">
            <text:p>2024-11-16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21" calcext:value-type="date">
            <text:p>2024-11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17"/>
          <table:table-cell table:style-name="ce4"/>
          <table:table-cell table:style-name="ce12" table:number-columns-repeated="5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22" calcext:value-type="date">
            <text:p>2024-11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28" calcext:value-type="date">
            <text:p>2024-11-28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29" calcext:value-type="date">
            <text:p>2024-11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03" calcext:value-type="date">
            <text:p>2024-1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05" calcext:value-type="date">
            <text:p>2024-12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06" calcext:value-type="date">
            <text:p>2024-12-06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07" calcext:value-type="date">
            <text:p>2024-12-07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11" calcext:value-type="date">
            <text:p>2024-12-11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13" calcext:value-type="date">
            <text:p>2024-12-13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14" calcext:value-type="date">
            <text:p>2024-12-14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5-01-25" calcext:value-type="date">
            <text:p>2025-01-25</text:p>
          </table:table-cell>
          <table:table-cell table:style-name="ce12" office:value-type="float" office:value="1031.01" calcext:value-type="float">
            <text:p>$1,031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5-02-05" calcext:value-type="date">
            <text:p>2025-02-05</text:p>
          </table:table-cell>
          <table:table-cell table:style-name="ce12" office:value-type="float" office:value="1450.01" calcext:value-type="float">
            <text:p>$1,4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5-02-12" calcext:value-type="date">
            <text:p>2025-02-12</text:p>
          </table:table-cell>
          <table:table-cell table:style-name="ce12" office:value-type="float" office:value="1400.01" calcext:value-type="float">
            <text:p>$1,4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5-02-19" calcext:value-type="date">
            <text:p>2025-02-19</text:p>
          </table:table-cell>
          <table:table-cell table:style-name="ce12" office:value-type="float" office:value="1480" calcext:value-type="float">
            <text:p>$1,480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style-name="ce4"/>
          <table:table-cell table:style-name="ce12" table:number-columns-repeated="21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5-02-27" calcext:value-type="date">
            <text:p>2025-02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4" table:number-columns-repeated="32"/>
          <table:table-cell table:number-columns-repeated="989"/>
        </table:table-row>
        <table:table-row table:style-name="ro1">
          <table:table-cell/>
          <table:table-cell table:style-name="ce4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6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3-10-15" calcext:value-type="date">
            <text:p>2023-10-15</text:p>
          </table:table-cell>
          <table:table-cell table:style-name="ce12" office:value-type="float" office:value="-5260.47" calcext:value-type="float">
            <text:p>-$5,260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2" office:value-type="float" office:value="-2576.32" calcext:value-type="float">
            <text:p>-$2,576.3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1-05" calcext:value-type="date">
            <text:p>2024-01-05</text:p>
          </table:table-cell>
          <table:table-cell table:style-name="ce12" office:value-type="float" office:value="-3558.62" calcext:value-type="float">
            <text:p>-$3,558.6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1-20" calcext:value-type="date">
            <text:p>2024-01-20</text:p>
          </table:table-cell>
          <table:table-cell table:style-name="ce12" office:value-type="float" office:value="-1382.04" calcext:value-type="float">
            <text:p>-$1,382.0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2-03" calcext:value-type="date">
            <text:p>2024-02-03</text:p>
          </table:table-cell>
          <table:table-cell table:style-name="ce12" office:value-type="float" office:value="-1586.8" calcext:value-type="float">
            <text:p>-$1,586.8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2-10" calcext:value-type="date">
            <text:p>2024-02-10</text:p>
          </table:table-cell>
          <table:table-cell table:style-name="ce12" office:value-type="float" office:value="-1967.09" calcext:value-type="float">
            <text:p>-$1,967.0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2-17" calcext:value-type="date">
            <text:p>2024-02-17</text:p>
          </table:table-cell>
          <table:table-cell table:style-name="ce12" office:value-type="float" office:value="-865.72" calcext:value-type="float">
            <text:p>-$865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2-25" calcext:value-type="date">
            <text:p>2024-02-25</text:p>
          </table:table-cell>
          <table:table-cell table:style-name="ce12" office:value-type="float" office:value="-1134.08" calcext:value-type="float">
            <text:p>-$1,134.0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3-02" calcext:value-type="date">
            <text:p>2024-03-02</text:p>
          </table:table-cell>
          <table:table-cell table:style-name="ce12" office:value-type="float" office:value="-1686.99" calcext:value-type="float">
            <text:p>-$1,686.9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3-09" calcext:value-type="date">
            <text:p>2024-03-09</text:p>
          </table:table-cell>
          <table:table-cell table:style-name="ce12" office:value-type="float" office:value="-2006.75" calcext:value-type="float">
            <text:p>-$2,006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3-15" calcext:value-type="date">
            <text:p>2024-03-15</text:p>
          </table:table-cell>
          <table:table-cell table:style-name="ce12" office:value-type="float" office:value="-1691.77" calcext:value-type="float">
            <text:p>-$1,691.7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3-22" calcext:value-type="date">
            <text:p>2024-03-22</text:p>
          </table:table-cell>
          <table:table-cell table:style-name="ce12" office:value-type="float" office:value="-5845.68" calcext:value-type="float">
            <text:p>-$5,845.6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3-28" calcext:value-type="date">
            <text:p>2024-03-28</text:p>
          </table:table-cell>
          <table:table-cell table:style-name="ce12" office:value-type="float" office:value="-5990.06" calcext:value-type="float">
            <text:p>-$5,990.0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4-04" calcext:value-type="date">
            <text:p>2024-04-04</text:p>
          </table:table-cell>
          <table:table-cell table:style-name="ce12" office:value-type="float" office:value="-7860.37" calcext:value-type="float">
            <text:p>-$7,860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4-12" calcext:value-type="date">
            <text:p>2024-04-12</text:p>
          </table:table-cell>
          <table:table-cell table:style-name="ce12" office:value-type="float" office:value="-8143.11" calcext:value-type="float">
            <text:p>-$8,143.1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4-20" calcext:value-type="date">
            <text:p>2024-04-20</text:p>
          </table:table-cell>
          <table:table-cell table:style-name="ce12" office:value-type="float" office:value="-6893.6" calcext:value-type="float">
            <text:p>-$6,893.6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4-27" calcext:value-type="date">
            <text:p>2024-04-27</text:p>
          </table:table-cell>
          <table:table-cell table:style-name="ce12" office:value-type="float" office:value="-6972.96" calcext:value-type="float">
            <text:p>-$6,972.9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5-04" calcext:value-type="date">
            <text:p>2024-05-04</text:p>
          </table:table-cell>
          <table:table-cell table:style-name="ce12" office:value-type="float" office:value="-7277.98" calcext:value-type="float">
            <text:p>-$7,277.9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5-16" calcext:value-type="date">
            <text:p>2024-05-16</text:p>
          </table:table-cell>
          <table:table-cell table:style-name="ce12" office:value-type="float" office:value="-1158.47" calcext:value-type="float">
            <text:p>-$1,158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5-23" calcext:value-type="date">
            <text:p>2024-05-23</text:p>
          </table:table-cell>
          <table:table-cell table:style-name="ce12" office:value-type="float" office:value="-1480.22" calcext:value-type="float">
            <text:p>-$1,480.2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6-04" calcext:value-type="date">
            <text:p>2024-06-04</text:p>
          </table:table-cell>
          <table:table-cell table:style-name="ce12" office:value-type="float" office:value="-1944.65" calcext:value-type="float">
            <text:p>-$1,944.6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6-20" calcext:value-type="date">
            <text:p>2024-06-20</text:p>
          </table:table-cell>
          <table:table-cell table:style-name="ce12" office:value-type="float" office:value="-3936.16" calcext:value-type="float">
            <text:p>-$3,936.1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6-29" calcext:value-type="date">
            <text:p>2024-06-29</text:p>
          </table:table-cell>
          <table:table-cell table:style-name="ce12" office:value-type="float" office:value="-4328.66" calcext:value-type="float">
            <text:p>-$4,328.6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7-05" calcext:value-type="date">
            <text:p>2024-07-05</text:p>
          </table:table-cell>
          <table:table-cell table:style-name="ce12" office:value-type="float" office:value="-4835.75" calcext:value-type="float">
            <text:p>-$4,835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7-20" calcext:value-type="date">
            <text:p>2024-07-20</text:p>
          </table:table-cell>
          <table:table-cell table:style-name="ce12" office:value-type="float" office:value="-2216.01" calcext:value-type="float">
            <text:p>-$2,216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8-08" calcext:value-type="date">
            <text:p>2024-08-08</text:p>
          </table:table-cell>
          <table:table-cell table:style-name="ce12" office:value-type="float" office:value="-4364.75" calcext:value-type="float">
            <text:p>-$4,364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8-27" calcext:value-type="date">
            <text:p>2024-08-27</text:p>
          </table:table-cell>
          <table:table-cell table:style-name="ce12" office:value-type="float" office:value="-2904.42" calcext:value-type="float">
            <text:p>-$2,904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9-12" calcext:value-type="date">
            <text:p>2024-09-12</text:p>
          </table:table-cell>
          <table:table-cell table:style-name="ce12" office:value-type="float" office:value="-4178.14" calcext:value-type="float">
            <text:p>-$4,178.1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9-21" calcext:value-type="date">
            <text:p>2024-09-21</text:p>
          </table:table-cell>
          <table:table-cell table:style-name="ce12" office:value-type="float" office:value="-4784.01" calcext:value-type="float">
            <text:p>-$4,784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0-03" calcext:value-type="date">
            <text:p>2024-10-03</text:p>
          </table:table-cell>
          <table:table-cell table:style-name="ce12" office:value-type="float" office:value="-4790.72" calcext:value-type="float">
            <text:p>-$4,790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0-15" calcext:value-type="date">
            <text:p>2024-10-15</text:p>
          </table:table-cell>
          <table:table-cell table:style-name="ce12" office:value-type="float" office:value="-637.37" calcext:value-type="float">
            <text:p>-$637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0-29" calcext:value-type="date">
            <text:p>2024-10-29</text:p>
          </table:table-cell>
          <table:table-cell table:style-name="ce12" office:value-type="float" office:value="-951.31" calcext:value-type="float">
            <text:p>-$951.3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06" calcext:value-type="date">
            <text:p>2024-11-06</text:p>
          </table:table-cell>
          <table:table-cell table:style-name="ce12" office:value-type="float" office:value="-2726.45" calcext:value-type="float">
            <text:p>-$2,726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10" calcext:value-type="date">
            <text:p>2024-11-10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12" calcext:value-type="date">
            <text:p>2024-11-12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14" calcext:value-type="date">
            <text:p>2024-11-14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15" calcext:value-type="date">
            <text:p>2024-11-15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16" calcext:value-type="date">
            <text:p>2024-11-16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21" calcext:value-type="date">
            <text:p>2024-11-21</text:p>
          </table:table-cell>
          <table:table-cell table:style-name="ce12" office:value-type="float" office:value="-2696.46" calcext:value-type="float">
            <text:p>-$2,69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22" calcext:value-type="date">
            <text:p>2024-11-22</text:p>
          </table:table-cell>
          <table:table-cell table:style-name="ce12" office:value-type="float" office:value="-2716.46" calcext:value-type="float">
            <text:p>-$2,71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28" calcext:value-type="date">
            <text:p>2024-11-28</text:p>
          </table:table-cell>
          <table:table-cell table:style-name="ce12" office:value-type="float" office:value="-2892.69" calcext:value-type="float">
            <text:p>-$2,892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29" calcext:value-type="date">
            <text:p>2024-11-29</text:p>
          </table:table-cell>
          <table:table-cell table:style-name="ce12" office:value-type="float" office:value="-3060.69" calcext:value-type="float">
            <text:p>-$3,060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03" calcext:value-type="date">
            <text:p>2024-12-03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05" calcext:value-type="date">
            <text:p>2024-12-05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06" calcext:value-type="date">
            <text:p>2024-12-06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07" calcext:value-type="date">
            <text:p>2024-12-07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11" calcext:value-type="date">
            <text:p>2024-12-11</text:p>
          </table:table-cell>
          <table:table-cell table:style-name="ce12" office:value-type="float" office:value="-3230.28" calcext:value-type="float">
            <text:p>-$3,230.2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13" calcext:value-type="date">
            <text:p>2024-12-13</text:p>
          </table:table-cell>
          <table:table-cell table:style-name="ce12" office:value-type="float" office:value="-3377.12" calcext:value-type="float">
            <text:p>-$3,377.1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14" calcext:value-type="date">
            <text:p>2024-12-14</text:p>
          </table:table-cell>
          <table:table-cell table:style-name="ce12" office:value-type="float" office:value="-827.79" calcext:value-type="float">
            <text:p>-$827.7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5-01-25" calcext:value-type="date">
            <text:p>2025-01-25</text:p>
          </table:table-cell>
          <table:table-cell table:style-name="ce12" office:value-type="float" office:value="-1524.87" calcext:value-type="float">
            <text:p>-$1,524.8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5-02-05" calcext:value-type="date">
            <text:p>2025-02-05</text:p>
          </table:table-cell>
          <table:table-cell table:style-name="ce12" office:value-type="float" office:value="-1826.25" calcext:value-type="float">
            <text:p>-$1,826.2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5-02-12" calcext:value-type="date">
            <text:p>2025-02-12</text:p>
          </table:table-cell>
          <table:table-cell table:style-name="ce12" office:value-type="float" office:value="-1957.42" calcext:value-type="float">
            <text:p>-$1,957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5-02-19" calcext:value-type="date">
            <text:p>2025-02-19</text:p>
          </table:table-cell>
          <table:table-cell table:style-name="ce12" office:value-type="float" office:value="-657.94" calcext:value-type="float">
            <text:p>-$657.9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5-02-27" calcext:value-type="date">
            <text:p>2025-02-27</text:p>
          </table:table-cell>
          <table:table-cell table:style-name="ce12" office:value-type="float" office:value="-874.95" calcext:value-type="float">
            <text:p>-$874.9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3-12-04" calcext:value-type="date">
            <text:p>2023-12-04</text:p>
          </table:table-cell>
          <table:table-cell table:style-name="ce12" office:value-type="float" office:value="14231.88" calcext:value-type="float">
            <text:p>$14,231.8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2" office:value-type="float" office:value="10424.47" calcext:value-type="float">
            <text:p>$10,424.4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1-05" calcext:value-type="date">
            <text:p>2024-01-05</text:p>
          </table:table-cell>
          <table:table-cell table:style-name="ce12" office:value-type="float" office:value="13224.62" calcext:value-type="float">
            <text:p>$13,224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1-20" calcext:value-type="date">
            <text:p>2024-01-20</text:p>
          </table:table-cell>
          <table:table-cell table:style-name="ce12" office:value-type="float" office:value="13864.91" calcext:value-type="float">
            <text:p>$13,864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2-03" calcext:value-type="date">
            <text:p>2024-02-03</text:p>
          </table:table-cell>
          <table:table-cell table:style-name="ce12" office:value-type="float" office:value="17241.28" calcext:value-type="float">
            <text:p>$17,241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2-10" calcext:value-type="date">
            <text:p>2024-02-10</text:p>
          </table:table-cell>
          <table:table-cell table:style-name="ce12" office:value-type="float" office:value="13034.04" calcext:value-type="float">
            <text:p>$13,034.0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2-17" calcext:value-type="date">
            <text:p>2024-02-17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2-25" calcext:value-type="date">
            <text:p>2024-02-25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3-02" calcext:value-type="date">
            <text:p>2024-03-02</text:p>
          </table:table-cell>
          <table:table-cell table:style-name="ce12" office:value-type="float" office:value="14062.63" calcext:value-type="float">
            <text:p>$14,062.6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3-09" calcext:value-type="date">
            <text:p>2024-03-09</text:p>
          </table:table-cell>
          <table:table-cell table:style-name="ce12" office:value-type="float" office:value="14175.28" calcext:value-type="float">
            <text:p>$14,175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3-15" calcext:value-type="date">
            <text:p>2024-03-15</text:p>
          </table:table-cell>
          <table:table-cell table:style-name="ce12" office:value-type="float" office:value="13429.56" calcext:value-type="float">
            <text:p>$13,429.5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3-22" calcext:value-type="date">
            <text:p>2024-03-22</text:p>
          </table:table-cell>
          <table:table-cell table:style-name="ce12" office:value-type="float" office:value="16779" calcext:value-type="float">
            <text:p>$16,779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3-28" calcext:value-type="date">
            <text:p>2024-03-28</text:p>
          </table:table-cell>
          <table:table-cell table:style-name="ce12" office:value-type="float" office:value="16926" calcext:value-type="float">
            <text:p>$16,926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4-04" calcext:value-type="date">
            <text:p>2024-04-04</text:p>
          </table:table-cell>
          <table:table-cell table:style-name="ce12" office:value-type="float" office:value="17325.29" calcext:value-type="float">
            <text:p>$17,325.2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4-12" calcext:value-type="date">
            <text:p>2024-04-12</text:p>
          </table:table-cell>
          <table:table-cell table:style-name="ce12" office:value-type="float" office:value="20373.77" calcext:value-type="float">
            <text:p>$20,373.7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4-20" calcext:value-type="date">
            <text:p>2024-04-20</text:p>
          </table:table-cell>
          <table:table-cell table:style-name="ce12" office:value-type="float" office:value="19053.95" calcext:value-type="float">
            <text:p>$19,053.9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4-27" calcext:value-type="date">
            <text:p>2024-04-27</text:p>
          </table:table-cell>
          <table:table-cell table:style-name="ce12" office:value-type="float" office:value="22572.43" calcext:value-type="float">
            <text:p>$22,572.4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5-04" calcext:value-type="date">
            <text:p>2024-05-04</text:p>
          </table:table-cell>
          <table:table-cell table:style-name="ce12" office:value-type="float" office:value="22522.45" calcext:value-type="float">
            <text:p>$22,522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5-16" calcext:value-type="date">
            <text:p>2024-05-16</text:p>
          </table:table-cell>
          <table:table-cell table:style-name="ce12" office:value-type="float" office:value="19279.34" calcext:value-type="float">
            <text:p>$19,279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5-23" calcext:value-type="date">
            <text:p>2024-05-23</text:p>
          </table:table-cell>
          <table:table-cell table:style-name="ce12" office:value-type="float" office:value="17654.51" calcext:value-type="float">
            <text:p>$17,654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6-04" calcext:value-type="date">
            <text:p>2024-06-04</text:p>
          </table:table-cell>
          <table:table-cell table:style-name="ce12" office:value-type="float" office:value="15367.15" calcext:value-type="float">
            <text:p>$15,367.1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6-20" calcext:value-type="date">
            <text:p>2024-06-20</text:p>
          </table:table-cell>
          <table:table-cell table:style-name="ce12" office:value-type="float" office:value="18349.45" calcext:value-type="float">
            <text:p>$18,349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6-29" calcext:value-type="date">
            <text:p>2024-06-29</text:p>
          </table:table-cell>
          <table:table-cell table:style-name="ce12" office:value-type="float" office:value="10746.13" calcext:value-type="float">
            <text:p>$10,746.1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7-05" calcext:value-type="date">
            <text:p>2024-07-05</text:p>
          </table:table-cell>
          <table:table-cell table:style-name="ce12" office:value-type="float" office:value="18955.66" calcext:value-type="float">
            <text:p>$18,955.6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7-20" calcext:value-type="date">
            <text:p>2024-07-20</text:p>
          </table:table-cell>
          <table:table-cell table:style-name="ce12" office:value-type="float" office:value="15800.75" calcext:value-type="float">
            <text:p>$15,800.7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8-08" calcext:value-type="date">
            <text:p>2024-08-08</text:p>
          </table:table-cell>
          <table:table-cell table:style-name="ce12" office:value-type="float" office:value="11309.53" calcext:value-type="float">
            <text:p>$11,309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8-27" calcext:value-type="date">
            <text:p>2024-08-27</text:p>
          </table:table-cell>
          <table:table-cell table:style-name="ce12" office:value-type="float" office:value="9164.82" calcext:value-type="float">
            <text:p>$9,164.8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9-12" calcext:value-type="date">
            <text:p>2024-09-12</text:p>
          </table:table-cell>
          <table:table-cell table:style-name="ce12" office:value-type="float" office:value="9018.65" calcext:value-type="float">
            <text:p>$9,018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9-21" calcext:value-type="date">
            <text:p>2024-09-21</text:p>
          </table:table-cell>
          <table:table-cell table:style-name="ce12" office:value-type="float" office:value="9921.61" calcext:value-type="float">
            <text:p>$9,921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0-03" calcext:value-type="date">
            <text:p>2024-10-03</text:p>
          </table:table-cell>
          <table:table-cell table:style-name="ce12" office:value-type="float" office:value="10986.51" calcext:value-type="float">
            <text:p>$10,986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0-15" calcext:value-type="date">
            <text:p>2024-10-15</text:p>
          </table:table-cell>
          <table:table-cell table:style-name="ce12" office:value-type="float" office:value="7263.61" calcext:value-type="float">
            <text:p>$7,263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0-29" calcext:value-type="date">
            <text:p>2024-10-29</text:p>
          </table:table-cell>
          <table:table-cell table:style-name="ce12" office:value-type="float" office:value="8419.49" calcext:value-type="float">
            <text:p>$8,419.4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06" calcext:value-type="date">
            <text:p>2024-11-06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10" calcext:value-type="date">
            <text:p>2024-11-10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12" calcext:value-type="date">
            <text:p>2024-11-12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14" calcext:value-type="date">
            <text:p>2024-11-14</text:p>
          </table:table-cell>
          <table:table-cell table:style-name="ce12" office:value-type="float" office:value="10508.92" calcext:value-type="float">
            <text:p>$10,508.9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15" calcext:value-type="date">
            <text:p>2024-11-15</text:p>
          </table:table-cell>
          <table:table-cell table:style-name="ce12" office:value-type="float" office:value="9675.94" calcext:value-type="float">
            <text:p>$9,675.9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16" calcext:value-type="date">
            <text:p>2024-11-16</text:p>
          </table:table-cell>
          <table:table-cell table:style-name="ce12" office:value-type="float" office:value="9692.34" calcext:value-type="float">
            <text:p>$9,692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21" calcext:value-type="date">
            <text:p>2024-11-21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22" calcext:value-type="date">
            <text:p>2024-11-22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28" calcext:value-type="date">
            <text:p>2024-11-28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29" calcext:value-type="date">
            <text:p>2024-11-29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03" calcext:value-type="date">
            <text:p>2024-12-0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05" calcext:value-type="date">
            <text:p>2024-12-05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06" calcext:value-type="date">
            <text:p>2024-12-06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07" calcext:value-type="date">
            <text:p>2024-12-07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11" calcext:value-type="date">
            <text:p>2024-12-11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13" calcext:value-type="date">
            <text:p>2024-12-1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14" calcext:value-type="date">
            <text:p>2024-12-14</text:p>
          </table:table-cell>
          <table:table-cell table:style-name="ce12" office:value-type="float" office:value="15647.53" calcext:value-type="float">
            <text:p>$15,647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5-01-25" calcext:value-type="date">
            <text:p>2025-01-25</text:p>
          </table:table-cell>
          <table:table-cell table:style-name="ce12" office:value-type="float" office:value="16457.21" calcext:value-type="float">
            <text:p>$16,457.2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5-02-05" calcext:value-type="date">
            <text:p>2025-02-05</text:p>
          </table:table-cell>
          <table:table-cell table:style-name="ce12" office:value-type="float" office:value="17987.25" calcext:value-type="float">
            <text:p>$17,987.2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5-02-12" calcext:value-type="date">
            <text:p>2025-02-12</text:p>
          </table:table-cell>
          <table:table-cell table:style-name="ce12" office:value-type="float" office:value="15795.46" calcext:value-type="float">
            <text:p>$15,795.4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5-02-19" calcext:value-type="date">
            <text:p>2025-02-19</text:p>
          </table:table-cell>
          <table:table-cell table:style-name="ce12" office:value-type="float" office:value="20749.64" calcext:value-type="float">
            <text:p>$20,749.6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5-02-27" calcext:value-type="date">
            <text:p>2025-02-27</text:p>
          </table:table-cell>
          <table:table-cell table:style-name="ce12" office:value-type="float" office:value="19487.65" calcext:value-type="float">
            <text:p>$19,487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4">
        <office:forms form:automatic-focus="false" form:apply-design-mode="false"/>
        <table:table-column table:style-name="co11" table:default-cell-style-name="ce15"/>
        <table:table-column table:style-name="co11" table:default-cell-style-name="ce17"/>
        <table:table-column table:style-name="co12" table:default-cell-style-name="ce16"/>
        <table:table-column table:style-name="co11" table:number-columns-repeated="11" table:default-cell-style-name="ce16"/>
        <table:table-row table:style-name="ro1">
          <table:table-cell office:value-type="string" calcext:value-type="string">
            <text:p>account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0-02" calcext:value-type="date">
            <text:p>2023-10-02</text:p>
          </table:table-cell>
          <table:table-cell table:style-name="ce19" office:value-type="float" office:value="500" calcext:value-type="float">
            <text:p>$500.0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1-16" calcext:value-type="date">
            <text:p>2023-11-16</text:p>
          </table:table-cell>
          <table:table-cell table:style-name="ce19" office:value-type="float" office:value="1000" calcext:value-type="float">
            <text:p>$1,000.0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1-05" calcext:value-type="date">
            <text:p>2024-01-05</text:p>
          </table:table-cell>
          <table:table-cell table:style-name="ce19" office:value-type="float" office:value="2000" calcext:value-type="float">
            <text:p>$2,000.0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03" calcext:value-type="date">
            <text:p>2024-02-03</text:p>
          </table:table-cell>
          <table:table-cell table:style-name="ce19" office:value-type="float" office:value="1000" calcext:value-type="float">
            <text:p>$1,000.0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0" calcext:value-type="date">
            <text:p>2024-02-10</text:p>
          </table:table-cell>
          <table:table-cell table:style-name="ce19" office:value-type="float" office:value="500" calcext:value-type="float">
            <text:p>$500.0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7" calcext:value-type="date">
            <text:p>2024-02-17</text:p>
          </table:table-cell>
          <table:table-cell table:style-name="ce19" office:value-type="float" office:value="0" calcext:value-type="float">
            <text:p>$0.0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25" calcext:value-type="date">
            <text:p>2024-02-25</text:p>
          </table:table-cell>
          <table:table-cell table:style-name="ce19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2" calcext:value-type="date">
            <text:p>2024-03-02</text:p>
          </table:table-cell>
          <table:table-cell table:style-name="ce19" office:value-type="float" office:value="500" calcext:value-type="float">
            <text:p>$500.0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9" calcext:value-type="date">
            <text:p>2024-03-09</text:p>
          </table:table-cell>
          <table:table-cell table:style-name="ce19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15" calcext:value-type="date">
            <text:p>2024-03-15</text:p>
          </table:table-cell>
          <table:table-cell table:style-name="ce19" office:value-type="float" office:value="2000" calcext:value-type="float">
            <text:p>$2,000.0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2" calcext:value-type="date">
            <text:p>2024-03-22</text:p>
          </table:table-cell>
          <table:table-cell table:style-name="ce19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8" calcext:value-type="date">
            <text:p>2024-03-28</text:p>
          </table:table-cell>
          <table:table-cell table:style-name="ce19" office:value-type="float" office:value="500" calcext:value-type="float">
            <text:p>$500.0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04" calcext:value-type="date">
            <text:p>2024-04-04</text:p>
          </table:table-cell>
          <table:table-cell table:style-name="ce19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12" calcext:value-type="date">
            <text:p>2024-04-12</text:p>
          </table:table-cell>
          <table:table-cell table:style-name="ce19" office:value-type="float" office:value="0" calcext:value-type="float">
            <text:p>$0.0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style-name="ce18" office:value-type="date" office:date-value="2024-05-15" calcext:value-type="date">
            <text:p>2024-05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style-name="ce18" office:value-type="date" office:date-value="2024-06-27" calcext:value-type="date">
            <text:p>2024-06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style-name="ce18" office:value-type="date" office:date-value="2024-07-03" calcext:value-type="date">
            <text:p>2024-07-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style-name="ce18" office:value-type="date" office:date-value="2024-07-03" calcext:value-type="date">
            <text:p>2024-07-03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style-name="ce18" office:value-type="date" office:date-value="2024-08-10" calcext:value-type="date">
            <text:p>2024-08-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style-name="ce18" office:value-type="date" office:date-value="2024-08-10" calcext:value-type="date">
            <text:p>2024-08-1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style-name="ce18" office:value-type="date" office:date-value="2024-08-26" calcext:value-type="date">
            <text:p>2024-08-26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US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style-name="ce18" office:value-type="date" office:date-value="2024-08-26" calcext:value-type="date">
            <text:p>2024-08-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3">
          <table:table-cell table:style-name="ce16" office:value-type="string" calcext:value-type="string">
            <text:p>Margin</text:p>
          </table:table-cell>
          <table:table-cell table:style-name="ce18" office:value-type="date" office:date-value="2025-03-01" calcext:value-type="date">
            <text:p>2025-03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3">
          <table:table-cell table:style-name="ce16" office:value-type="string" calcext:value-type="string">
            <text:p>Margin</text:p>
          </table:table-cell>
          <table:table-cell table:style-name="ce18" office:value-type="date" office:date-value="2025-03-01" calcext:value-type="date">
            <text:p>2025-03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3">
          <table:table-cell table:style-name="ce16" office:value-type="string" calcext:value-type="string">
            <text:p>Margin</text:p>
          </table:table-cell>
          <table:table-cell table:style-name="ce18" office:value-type="date" office:date-value="2025-04-01" calcext:value-type="date">
            <text:p>2025-04-0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3">
          <table:table-cell table:style-name="ce16" office:value-type="string" calcext:value-type="string">
            <text:p>Margin</text:p>
          </table:table-cell>
          <table:table-cell table:style-name="ce18" office:value-type="date" office:date-value="2025-05-01" calcext:value-type="date">
            <text:p>2025-05-0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3">
          <table:table-cell table:style-name="ce16" office:value-type="string" calcext:value-type="string">
            <text:p>Margin</text:p>
          </table:table-cell>
          <table:table-cell table:style-name="ce18" office:value-type="date" office:date-value="2025-05-01" calcext:value-type="date">
            <text:p>2025-05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3">
          <table:table-cell table:style-name="ce16" office:value-type="string" calcext:value-type="string">
            <text:p>Margin</text:p>
          </table:table-cell>
          <table:table-cell table:style-name="ce18" office:value-type="date" office:date-value="2025-06-01" calcext:value-type="date">
            <text:p>2025-06-0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D</text:p>
          </table:table-cell>
          <table:table-cell table:number-columns-repeated="10"/>
        </table:table-row>
        <table:table-row table:style-name="ro3">
          <table:table-cell table:style-name="ce16" office:value-type="string" calcext:value-type="string">
            <text:p>Margin</text:p>
          </table:table-cell>
          <table:table-cell table:style-name="ce18" office:value-type="date" office:date-value="2025-06-01" calcext:value-type="date">
            <text:p>2025-06-0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SD</text:p>
          </table:table-cell>
          <table:table-cell table:number-columns-repeated="10"/>
        </table:table-row>
        <table:table-row table:style-name="ro3" table:number-rows-repeated="3"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19"/>
          <table:table-cell table:number-columns-repeated="11"/>
        </table:table-row>
        <table:table-row table:style-name="ro3" table:number-rows-repeated="7">
          <table:table-cell table:style-name="Default" table:number-columns-repeated="4"/>
          <table:table-cell table:number-columns-repeated="10"/>
        </table:table-row>
        <table:table-row table:style-name="ro3" table:number-rows-repeated="5">
          <table:table-cell table:style-name="ce16" table:number-columns-repeated="2"/>
          <table:table-cell table:number-columns-repeated="12"/>
        </table:table-row>
        <table:table-row table:style-name="ro3">
          <table:table-cell table:style-name="ce16" table:number-columns-repeated="2"/>
          <table:table-cell table:number-columns-repeated="12"/>
        </table:table-row>
      </table:table>
      <table:table table:name="RRSP" table:style-name="ta4">
        <table:table-column table:style-name="co11" table:default-cell-style-name="ce5"/>
        <table:table-column table:style-name="co11" table:default-cell-style-name="ce8"/>
        <table:table-column table:style-name="co12" table:default-cell-style-name="ce7"/>
        <table:table-column table:style-name="co11" table:number-columns-repeated="7" table:default-cell-style-name="ce7"/>
        <table:table-row table:style-name="ro1">
          <table:table-cell office:value-type="string" calcext:value-type="string">
            <text:p>accoun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ic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3-12-17" calcext:value-type="date">
            <text:p>2023-1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3-12-20" calcext:value-type="date">
            <text:p>2023-12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3-12-22" calcext:value-type="date">
            <text:p>2023-12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3-12-25" calcext:value-type="date">
            <text:p>2023-12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05" calcext:value-type="date">
            <text:p>2024-01-05</text:p>
          </table:table-cell>
          <table:table-cell table:style-name="ce14" office:value-type="float" office:value="1000" calcext:value-type="float">
            <text:p>$1,000.0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4-01-07" calcext:value-type="date">
            <text:p>2024-01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0" calcext:value-type="date">
            <text:p>2024-01-20</text:p>
          </table:table-cell>
          <table:table-cell table:style-name="ce14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1" calcext:value-type="date">
            <text:p>2024-01-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2" calcext:value-type="date">
            <text:p>2024-01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1" calcext:value-type="date">
            <text:p>2024-02-01</text:p>
          </table:table-cell>
          <table:table-cell table:style-name="ce14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1" calcext:value-type="date">
            <text:p>2024-02-01</text:p>
          </table:table-cell>
          <table:table-cell table:style-name="ce14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4" office:value-type="float" office:value="1" calcext:value-type="float">
            <text:p>$1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4" office:value-type="float" office:value="1" calcext:value-type="float">
            <text:p>$1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4-02-01" calcext:value-type="date">
            <text:p>2024-02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4-02-02" calcext:value-type="date">
            <text:p>2024-02-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4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4-02-05" calcext:value-type="date">
            <text:p>2024-02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4-02-05" calcext:value-type="date">
            <text:p>2024-02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5-07-10" calcext:value-type="date">
            <text:p>2025-07-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8"/>
        </table:table-row>
        <table:table-row table:style-name="ro1" table:number-rows-repeated="10">
          <table:table-cell table:number-columns-repeated="2"/>
          <table:table-cell table:style-name="ce14"/>
          <table:table-cell table:number-columns-repeated="7"/>
        </table:table-row>
        <table:table-row table:style-name="ro3" table:number-rows-repeated="7">
          <table:table-cell table:style-name="ce7" table:number-columns-repeated="2"/>
          <table:table-cell table:number-columns-repeated="8"/>
        </table:table-row>
        <table:table-row table:style-name="ro3">
          <table:table-cell table:style-name="ce7" table:number-columns-repeated="2"/>
          <table:table-cell table:number-columns-repeated="8"/>
        </table:table-row>
      </table:table>
      <table:table table:name="House value" table:style-name="ta4">
        <table:table-column table:style-name="co12" table:default-cell-style-name="ce6"/>
        <table:table-column table:style-name="co11" table:default-cell-style-name="ce2"/>
        <table:table-column table:style-name="co13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  <table:table-cell office:value-type="string" calcext:value-type="string">
            <text:p>CAD</text:p>
          </table:table-cell>
        </table:table-row>
        <table:table-row table:style-name="ro1" table:number-rows-repeated="46">
          <table:table-cell table:number-columns-repeated="4"/>
        </table:table-row>
        <table:table-row table:style-name="ro3"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rtgage" table:style-name="ta4">
        <table:table-column table:style-name="co11" table:default-cell-style-name="ce6"/>
        <table:table-column table:style-name="co11" table:default-cell-style-name="ce2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  <table:table-cell office:value-type="string" calcext:value-type="string">
            <text:p>CAD</text:p>
          </table:table-cell>
        </table:table-row>
      </table:table>
      <table:table table:name="US Savings" table:style-name="ta4">
        <table:table-column table:style-name="co11" table:default-cell-style-name="ce6"/>
        <table:table-column table:style-name="co11" table:default-cell-style-name="ce13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table:style-name="ce2" office:value-type="date" office:date-value="2022-12-02" calcext:value-type="date">
            <text:p>2022-12-02</text:p>
          </table:table-cell>
          <table:table-cell table:style-name="ce12" office:value-type="float" office:value="1" calcext:value-type="float">
            <text:p>$1.00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D</text:p>
          </table:table-cell>
        </table:table-row>
      </table:table>
      <table:table table:name="BTC" table:style-name="ta4">
        <table:table-column table:style-name="co11" table:default-cell-style-name="ce6"/>
        <table:table-column table:style-name="co11" table:default-cell-style-name="ce2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0.1" calcext:value-type="float">
            <text:p>$0.1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0.2" calcext:value-type="float">
            <text:p>$0.2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BTC</text:p>
          </table:table-cell>
        </table:table-row>
      </table:table>
      <table:table table:name="ETH" table:style-name="ta4">
        <table:table-column table:style-name="co11" table:default-cell-style-name="ce6"/>
        <table:table-column table:style-name="co11" table:default-cell-style-name="ce2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2" calcext:value-type="float">
            <text:p>$2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5" calcext:value-type="float">
            <text:p>$5.00</text:p>
          </table:table-cell>
          <table:table-cell office:value-type="string" calcext:value-type="string">
            <text:p>E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text>$</number:text>
      <number:number number:decimal-places="2" number:min-decimal-places="2" number:min-integer-digits="1" number:grouping="true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date-style style:name="N10131" number:language="en" number:country="US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number-style style:name="N1015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5P0"/>
    </number:number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8-17T11:54:55.449185662</dc:date>
    <meta:editing-duration>PT3H32S</meta:editing-duration>
    <meta:editing-cycles>37</meta:editing-cycles>
    <meta:document-statistic meta:table-count="10" meta:cell-count="992" meta:object-count="0"/>
  </office:meta>
</office:document-meta>
</file>